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fo:language="en" fo:country="GB" officeooo:rsid="001c849c" officeooo:paragraph-rsid="00099d63"/>
    </style:style>
    <style:style style:name="P2" style:family="paragraph" style:parent-style-name="Standard">
      <style:paragraph-properties fo:line-height="200%" fo:text-align="justify" style:justify-single-word="false"/>
      <style:text-properties fo:language="en" fo:country="GB" officeooo:rsid="001c849c" officeooo:paragraph-rsid="000ae216"/>
    </style:style>
    <style:style style:name="P3" style:family="paragraph" style:parent-style-name="Standard">
      <style:paragraph-properties fo:line-height="200%" fo:text-align="justify" style:justify-single-word="false"/>
      <style:text-properties fo:language="en" fo:country="GB" officeooo:paragraph-rsid="000ae216"/>
    </style:style>
    <style:style style:name="P4" style:family="paragraph" style:parent-style-name="Standard">
      <style:paragraph-properties fo:line-height="200%" fo:text-align="justify" style:justify-single-word="false"/>
      <style:text-properties fo:language="en" fo:country="GB" fo:font-style="normal" officeooo:rsid="006b6f95" officeooo:paragraph-rsid="000ae216" style:font-style-asian="normal" style:font-style-complex="normal"/>
    </style:style>
    <style:style style:name="P5" style:family="paragraph" style:parent-style-name="Standard">
      <style:paragraph-properties fo:line-height="200%" fo:text-align="justify" style:justify-single-word="false"/>
      <style:text-properties fo:language="en" fo:country="GB" fo:font-style="normal" officeooo:rsid="000b57d2" officeooo:paragraph-rsid="000b57d2" style:font-style-asian="normal" style:font-style-complex="normal"/>
    </style:style>
    <style:style style:name="P6" style:family="paragraph" style:parent-style-name="Standard">
      <style:paragraph-properties fo:line-height="200%" fo:text-align="justify" style:justify-single-word="false"/>
      <style:text-properties officeooo:rsid="000ae216" officeooo:paragraph-rsid="000ae216"/>
    </style:style>
    <style:style style:name="P7" style:family="paragraph" style:parent-style-name="Standard">
      <style:paragraph-properties fo:line-height="200%" fo:text-align="justify" style:justify-single-word="false"/>
      <style:text-properties officeooo:paragraph-rsid="000cff9c"/>
    </style:style>
    <style:style style:name="P8" style:family="paragraph" style:parent-style-name="Standard">
      <style:paragraph-properties fo:margin-top="0cm" fo:margin-bottom="0.282cm" style:contextual-spacing="true" fo:line-height="200%" fo:text-align="justify" style:justify-single-word="false"/>
      <style:text-properties officeooo:paragraph-rsid="00099d63"/>
    </style:style>
    <style:style style:name="P9" style:family="paragraph" style:parent-style-name="Standard">
      <style:paragraph-properties fo:margin-top="0cm" fo:margin-bottom="0.282cm" style:contextual-spacing="true" fo:line-height="200%" fo:text-align="justify" style:justify-single-word="false"/>
      <style:text-properties fo:language="en" fo:country="GB" officeooo:rsid="001c849c" officeooo:paragraph-rsid="00099d63"/>
    </style:style>
    <style:style style:name="P10" style:family="paragraph" style:parent-style-name="Standard">
      <style:paragraph-properties fo:margin-top="0cm" fo:margin-bottom="0.282cm" style:contextual-spacing="true" fo:line-height="200%" fo:text-align="justify" style:justify-single-word="false"/>
      <style:text-properties fo:language="en" fo:country="GB" officeooo:paragraph-rsid="00099d63"/>
    </style:style>
    <style:style style:name="P11" style:family="paragraph" style:parent-style-name="Standard">
      <style:paragraph-properties fo:margin-top="0cm" fo:margin-bottom="0.282cm" style:contextual-spacing="true" fo:line-height="200%" fo:text-align="justify" style:justify-single-word="false"/>
      <style:text-properties fo:font-size="12pt" fo:language="en" fo:country="GB" officeooo:rsid="001c849c" officeooo:paragraph-rsid="00099d63" style:font-size-asian="12pt" style:font-name-complex="Calibri" style:font-size-complex="12pt"/>
    </style:style>
    <style:style style:name="P12" style:family="paragraph" style:parent-style-name="Standard">
      <style:paragraph-properties fo:line-height="200%" fo:text-align="justify" style:justify-single-word="false" fo:break-before="page"/>
      <style:text-properties fo:language="en" fo:country="GB" officeooo:rsid="000cc1d2" officeooo:paragraph-rsid="000cc1d2"/>
    </style:style>
    <style:style style:name="P13" style:family="paragraph" style:parent-style-name="Standard">
      <style:paragraph-properties fo:line-height="200%" fo:text-align="justify" style:justify-single-word="false"/>
      <style:text-properties fo:font-size="16pt" fo:language="en" fo:country="GB" fo:font-weight="bold" officeooo:rsid="002ccb4b" officeooo:paragraph-rsid="000cc1d2" style:font-size-asian="16pt" style:font-weight-asian="bold" style:font-size-complex="16pt" style:font-weight-complex="bold"/>
    </style:style>
    <style:style style:name="T1" style:family="text">
      <style:text-properties fo:font-size="12pt" fo:language="en" fo:country="GB" officeooo:rsid="001c849c" style:font-size-asian="12pt" style:font-name-complex="Calibri" style:font-size-complex="12pt"/>
    </style:style>
    <style:style style:name="T2" style:family="text">
      <style:text-properties fo:font-size="12pt" fo:language="en" fo:country="GB" officeooo:rsid="001cb805" style:font-size-asian="12pt" style:font-name-complex="Calibri" style:font-size-complex="12pt"/>
    </style:style>
    <style:style style:name="T3" style:family="text">
      <style:text-properties fo:font-size="12pt" fo:language="en" fo:country="GB" officeooo:rsid="00099d63" style:font-size-asian="12pt" style:font-name-complex="Calibri" style:font-size-complex="12pt"/>
    </style:style>
    <style:style style:name="T4" style:family="text">
      <style:text-properties fo:font-size="12pt" style:font-size-asian="12pt" style:font-name-complex="Calibri" style:font-size-complex="12pt"/>
    </style:style>
    <style:style style:name="T5" style:family="text">
      <style:text-properties fo:font-size="12pt" officeooo:rsid="001cb805" style:font-size-asian="12pt" style:font-name-complex="Calibri" style:font-size-complex="12pt"/>
    </style:style>
    <style:style style:name="T6" style:family="text">
      <style:text-properties fo:font-size="12pt" officeooo:rsid="001e0be8" style:font-size-asian="12pt" style:font-name-complex="Calibri" style:font-size-complex="12pt"/>
    </style:style>
    <style:style style:name="T7" style:family="text">
      <style:text-properties fo:font-size="12pt" officeooo:rsid="001c849c" style:font-size-asian="12pt" style:font-name-complex="Calibri" style:font-size-complex="12pt"/>
    </style:style>
    <style:style style:name="T8" style:family="text">
      <style:text-properties fo:color="#0563c1" loext:opacity="100%" fo:font-size="12pt" fo:language="en" fo:country="GB" style:text-underline-style="solid" style:text-underline-width="auto" style:text-underline-color="font-color" officeooo:rsid="001cb805" style:font-size-asian="12pt" style:font-name-complex="Calibri" style:font-size-complex="12pt"/>
    </style:style>
    <style:style style:name="T9" style:family="text">
      <style:text-properties fo:font-size="16pt" fo:language="en" fo:country="GB" fo:font-weight="bold" officeooo:rsid="002ccb4b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GB" fo:font-weight="bold" officeooo:rsid="000a6664" style:font-size-asian="16pt" style:font-weight-asian="bold" style:font-size-complex="16pt" style:font-weight-complex="bold"/>
    </style:style>
    <style:style style:name="T11" style:family="text">
      <style:text-properties fo:font-size="16pt" fo:language="en" fo:country="GB" fo:font-weight="bold" officeooo:rsid="000cc1d2" style:font-size-asian="16pt" style:font-weight-asian="bold" style:font-size-complex="16pt" style:font-weight-complex="bold"/>
    </style:style>
    <style:style style:name="T12" style:family="text">
      <style:text-properties fo:font-size="16pt" fo:language="en" fo:country="GB" fo:font-weight="bold" officeooo:rsid="000cff9c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GB" fo:font-weight="bold" officeooo:rsid="000d5ce7" style:font-size-asian="16pt" style:font-weight-asian="bold" style:font-size-complex="16pt" style:font-weight-complex="bold"/>
    </style:style>
    <style:style style:name="T14" style:family="text">
      <style:text-properties style:text-position="super 58%" fo:font-size="12pt" fo:language="en" fo:country="GB" officeooo:rsid="001cb805" style:font-size-asian="12pt" style:font-name-complex="Calibri" style:font-size-complex="12pt"/>
    </style:style>
    <style:style style:name="T15" style:family="text">
      <style:text-properties style:text-position="super 58%" fo:font-size="12pt" fo:language="en" fo:country="GB" officeooo:rsid="001e0be8" style:font-size-asian="12pt" style:font-name-complex="Calibri" style:font-size-complex="12pt"/>
    </style:style>
    <style:style style:name="T16" style:family="text">
      <style:text-properties style:text-position="super 58%" fo:font-size="12pt" officeooo:rsid="001cb805" style:font-size-asian="12pt" style:font-name-complex="Calibri" style:font-size-complex="12pt"/>
    </style:style>
    <style:style style:name="T17" style:family="text">
      <style:text-properties style:text-position="super 58%" fo:font-size="12pt" officeooo:rsid="001e0be8" style:font-size-asian="12pt" style:font-name-complex="Calibri" style:font-size-complex="12pt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01c849c"/>
    </style:style>
    <style:style style:name="T20" style:family="text">
      <style:text-properties fo:language="en" fo:country="GB" fo:font-style="normal" officeooo:rsid="006b6f95" style:font-style-asian="normal" style:font-style-complex="normal"/>
    </style:style>
    <style:style style:name="T21" style:family="text">
      <style:text-properties fo:language="en" fo:country="GB" fo:font-style="normal" officeooo:rsid="006ff458" style:font-style-asian="normal" style:font-style-complex="normal"/>
    </style:style>
    <style:style style:name="T22" style:family="text">
      <style:text-properties fo:language="en" fo:country="GB" fo:font-style="normal" officeooo:rsid="006d073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Prediction</text:span><text:span text:style-name="T11"> and </text:span><text:span text:style-name="T12">aggregation patterns </text:span><text:span text:style-name="T10">of individual trees using </text:span><text:span text:style-name="T9">LiDAR. </text:span><text:span text:style-name="T11">Calibrating</text:span><text:span text:style-name="T10"> </text:span><text:span text:style-name="T11">and validating remote sensing with field data for improved </text:span><text:span text:style-name="T10">forest digital inventor</text:span><text:span text:style-name="T11">ies</text:span><text:span text:style-name="T10">.</text:span></text:p>
      <text:p text:style-name="P1"/>
      <text:p text:style-name="P1"/>
      <text:p text:style-name="P8"><text:span text:style-name="T2">Javier Rodríguez-Pérez</text:span><text:span text:style-name="T14">1, 2</text:span><text:span text:style-name="T2">, </text:span><text:span text:style-name="T3">Rafael R. García </text:span><text:span text:style-name="T15">3</text:span><text:span text:style-name="T3">, Martín Elizalde, </text:span><text:span text:style-name="T2">J. Bosco Imbert </text:span><text:span text:style-name="T14">2</text:span></text:p>
      <text:p text:style-name="P1"/>
      <text:p text:style-name="P9"><text:span text:style-name="T16">1</text:span><text:span text:style-name="T5"> </text:span><text:span text:style-name="T4">IMAB (Institute for Multidisciplinary Research in Applied Biology), Centro Jerónimo de Ayanz, Campus Arrosadía, Universidad Pública de Navarra (UPNA), 31006, Pamplona, Navarra, Spain.</text:span></text:p>
      <text:p text:style-name="P9"><text:span text:style-name="T16">2</text:span><text:span text:style-name="T5"> </text:span><text:span text:style-name="T6">School of Sciences,</text:span><text:span text:style-name="T4"> <text:s/></text:span><text:span text:style-name="T6">UPNA</text:span><text:span text:style-name="T4">, Campus Arrosadía, 31006, Pamplona, Navarra, Spain.</text:span></text:p>
      <text:p text:style-name="P10"><text:span text:style-name="T17">3</text:span><text:span text:style-name="T6"> </text:span><text:span text:style-name="T4">School of Agricultural Engineering and Biosciences</text:span><text:span text:style-name="T6">, UPNA</text:span><text:span text:style-name="T7">, Campus Arrosadía, 31006, Pamplona, Navarra, Spain.</text:span></text:p>
      <text:p text:style-name="P11"/>
      <text:p text:style-name="P8"><text:span text:style-name="T1">*Author to whom correspondence should be addressed: </text:span><text:a xlink:type="simple" xlink:href="mailto:cgomez@imedea.uib-csic.es" text:style-name="Internet_20_link" text:visited-style-name="Visited_20_Internet_20_Link"><text:span text:style-name="Internet_20_link"><text:span text:style-name="T8">j</text:span></text:span></text:a><text:span text:style-name="Internet_20_link"><text:span text:style-name="T8">avier.rodriguezperez@unavarra.es</text:span></text:span></text:p>
      <text:p text:style-name="P12">Summary</text:p>
      <text:p text:style-name="P13">(Light Detection And Ranging) </text:p>
      <text:p text:style-name="P2"/>
      <text:p text:style-name="P2">Methods</text:p>
      <text:p text:style-name="P3"/>
      <text:p text:style-name="P2">Study area</text:p>
      <text:p text:style-name="P2">The study site was in Aspurz (42°42′31′′N, 1°08′40′′W), a forested area located in Southern western Pyrenees (Navarre, Spain). Climate is cold-wet Mediterranean, providing a water deficit occurring during summer season (tipically in July and August), with frequent frosts from winter to early spring. During the 2008-2014 period, mean annual precipitation was XXX mm and mean annual temperature XX.X C (data from Navascués weather station located at 2.7 km from study site, 42° 43′ 06′′ N, 1° 06′ 55′′ W, 615 m). Landscape is dominated by a mixed forest, mainly <text:s/>dominated by Pinus sylvestris L. (Scots pine), naturally regenerated in the mid-1960s after strip-like clear-cutting. Pine trees were the dominant species capitalizim most forest canopy, but their dominance is decreasing in favour to broad-leaf species.</text:p>
      <text:p text:style-name="P2"/>
      <text:p text:style-name="P6"><text:span text:style-name="T19">A</text:span><text:span text:style-name="T18">irborne data</text:span></text:p>
      <text:p text:style-name="P6"><text:span text:style-name="T20">Spatially-explicit covariates were derived from different data types and surveys </text:span><text:span text:style-name="T21">conducted in each plot</text:span><text:span text:style-name="T20">. </text:span><text:span text:style-name="T21">We calculated the a</text:span><text:span text:style-name="T20">bove-ground heterogeneity of forest canopy by means of a Canopy Heigth Model (CHM) derived from LiDAR data </text:span><text:span text:style-name="T22">and </text:span><text:span text:style-name="T20">measured in 2011 </text:span><text:span text:style-name="T22">with a density of 1 point/m2 </text:span><text:span text:style-name="T20">(Gobierno de Navarra). </text:span></text:p>
      <text:p text:style-name="P4"/>
      <text:p text:style-name="P5">Delineation of individual trees from LiDAR data</text:p>
      <text:p text:style-name="P5"/>
      <text:p text:style-name="P5"><text:soft-page-break/>Description of field data</text:p>
      <text:p text:style-name="P5"/>
      <text:p text:style-name="P5">Summary statistics for data validati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2T08:32:59.804531056</meta:creation-date>
    <dc:date>2021-04-09T13:57:53.996481361</dc:date>
    <meta:editing-duration>PT3H48S</meta:editing-duration>
    <meta:editing-cycles>8</meta:editing-cycles>
    <meta:generator>LibreOffice/7.1.2.2$Linux_X86_64 LibreOffice_project/10$Build-2</meta:generator>
    <meta:document-statistic meta:table-count="0" meta:image-count="0" meta:object-count="0" meta:page-count="3" meta:paragraph-count="16" meta:word-count="289" meta:character-count="2006" meta:non-whitespace-character-count="1728"/>
  </office:meta>
</office:document-meta>
</file>